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7.687cm" fo:min-width="6.485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1.973cm" fo:min-width="5.21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03cm" fo:min-width="2.675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3.31cm" loext:decorative="false"/>
      <style:paragraph-properties style:writing-mode="lr-tb"/>
    </style:style>
    <style:style style:name="gr6" style:family="graphic" style:parent-style-name="standard">
      <style:graphic-properties draw:fill="none" loext:fill-use-slide-background="false" draw:textarea-horizontal-align="justify" draw:textarea-vertical-align="middle" draw:auto-grow-height="false" fo:min-height="1.655cm" fo:min-width="4.263cm" loext:decorative="false"/>
      <style:paragraph-properties style:writing-mode="lr-tb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1.337cm" fo:min-width="3.31cm" loext:decorative="false"/>
      <style:paragraph-properties style:writing-mode="lr-tb"/>
    </style:style>
    <style:style style:name="gr8" style:family="graphic" style:parent-style-name="standard">
      <style:graphic-properties draw:fill="none" loext:fill-use-slide-background="false" draw:textarea-horizontal-align="justify" draw:textarea-vertical-align="middle" draw:auto-grow-height="false" fo:min-height="9.593cm" fo:min-width="6.803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7.937cm" svg:x="11.795cm" svg:y="5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58cm" svg:height="0.962cm" svg:x="14.652cm" svg:y="4.174cm">
          <draw:text-box>
            <text:p>Vm</text:p>
          </draw:text-box>
        </draw:frame>
        <draw:custom-shape draw:style-name="gr3" draw:text-style-name="P1" draw:layer="layout" svg:width="5.715cm" svg:height="2.223cm" svg:x="12.43cm" svg:y="5.444cm">
          <text:p text:style-name="P3">Agent Serv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175cm" svg:height="0.953cm" svg:x="13.7cm" svg:y="11.159cm">
          <text:p text:style-name="P3">Malwar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81cm" svg:height="1.27cm" svg:x="13.382cm" svg:y="8.302cm">
          <text:p text:style-name="P3">Dynamic Analysi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763cm" svg:height="1.905cm" svg:x="4.492cm" svg:y="7.985cm">
          <text:p text:style-name="P3">Core Serv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1cm" svg:height="1.587cm" svg:x="4.81cm" svg:y="11.16cm">
          <text:p text:style-name="P3">Databas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763cm" svg:height="1.905cm" svg:x="4.492cm" svg:y="5.127cm">
          <text:p text:style-name="P3">User Interfac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303cm" svg:height="9.843cm" svg:x="3.222cm" svg:y="4.174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4.445cm" svg:height="2.384cm" svg:x="5.127cm" svg:y="3.222cm">
          <draw:text-box>
            <text:p>Web application</text:p>
          </draw:text-box>
        </draw:frame>
        <draw:line draw:style-name="gr10" draw:text-style-name="P1" draw:layer="layout" svg:x1="7.985cm" svg:y1="2.587cm" svg:x2="7.985cm" svg:y2="4.81cm">
          <text:p/>
        </draw:line>
        <draw:line draw:style-name="gr11" draw:text-style-name="P1" draw:layer="layout" svg:x1="8.302cm" svg:y1="7.35cm" svg:x2="11.795cm" svg:y2="6.71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8T19:45:35.094238260</meta:creation-date>
    <dc:date>2026-01-08T22:14:24.650780663</dc:date>
    <meta:editing-duration>PT1H46M</meta:editing-duration>
    <meta:editing-cycles>1</meta:editing-cycles>
    <meta:document-statistic meta:object-count="12"/>
    <meta:generator>LibreOffice/25.2.3.2$Linux_X86_64 LibreOffice_project/520$Build-2</meta:generator>
  </office:meta>
</office:document-meta>
</file>